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3cm" draw:marker-end-width="0.23cm" draw:fill="solid" draw:fill-color="#e6e6e6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923931" draw:marker-start-width="0.23cm" draw:marker-end-width="0.23cm" draw:fill="solid" draw:fill-color="#f2dcda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17355d" draw:marker-start-width="0.23cm" draw:marker-end-width="0.23cm" draw:fill="solid" draw:fill-color="#c6d8f0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2cm"/>
    </style:style>
    <style:style style:name="gr5" style:family="graphic" style:parent-style-name="standard">
      <style:graphic-properties svg:stroke-width="0.02cm" svg:stroke-color="#33a3a3" draw:marker-start-width="0.23cm" draw:marker-end-width="0.23cm" draw:fill="solid" draw:fill-color="#c9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cm"/>
    </style:style>
    <style:style style:name="gr8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23931" fo:font-size="11pt" style:font-size-asian="11pt" style:font-size-complex="11pt"/>
    </style:style>
    <style:style style:name="P3" style:family="paragraph">
      <style:paragraph-properties fo:text-align="center"/>
      <style:text-properties fo:color="#17355d"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198a8a" fo:font-size="11pt" style:font-size-asian="11pt" style:font-size-complex="11pt"/>
    </style:style>
    <style:style style:name="P7" style:family="paragraph">
      <style:paragraph-properties fo:text-align="center"/>
      <style:text-properties fo:color="#789440" fo:font-size="11pt" style:font-size-asian="11pt" style:font-size-complex="11pt"/>
    </style:style>
    <style:style style:name="T1" style:family="text">
      <style:text-properties fo:color="#923931" fo:font-size="11pt" style:font-size-asian="11pt" style:font-size-complex="11pt"/>
    </style:style>
    <style:style style:name="T2" style:family="text">
      <style:text-properties fo:color="#17355d"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98a8a" fo:font-size="11pt" style:font-size-asian="11pt" style:font-size-complex="11pt"/>
    </style:style>
    <style:style style:name="T5" style:family="text">
      <style:text-properties fo:color="#78944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cm" svg:height="3.4cm" svg:x="9cm" svg:y="17.8cm">
          <text:p/>
        </draw:rect>
        <draw:rect draw:style-name="gr1" draw:text-style-name="P1" draw:layer="layout" svg:width="3.2cm" svg:height="1.4cm" svg:x="3cm" svg:y="19.8cm">
          <text:p/>
        </draw:rect>
        <draw:custom-shape draw:style-name="gr2" draw:text-style-name="P2" draw:layer="layout" svg:width="3cm" svg:height="1cm" svg:x="3.1cm" svg:y="20.1cm">
          <text:p text:style-name="P1"><text:span text:style-name="T1">flinkvhd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cm" svg:height="1cm" svg:x="9.1cm" svg:y="17.9cm">
          <text:p text:style-name="P1"><text:span text:style-name="T2">Applicatio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cm" svg:height="0.64cm" svg:x="2.8cm" svg:y="19.3cm">
          <draw:text-box>
            <text:p text:style-name="P4"><text:span text:style-name="T3">FPGA</text:span></text:p>
          </draw:text-box>
        </draw:frame>
        <draw:custom-shape draw:style-name="gr5" draw:text-style-name="P6" draw:layer="layout" svg:width="7.4cm" svg:height="1cm" svg:x="9.1cm" svg:y="19cm">
          <text:p text:style-name="P1"><text:span text:style-name="T4">flinkLibLit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4cm" svg:y1="20.6cm" svg:x2="8.8cm" svg:y2="20.6cm">
          <text:p/>
        </draw:line>
        <draw:frame draw:style-name="gr7" draw:text-style-name="P5" draw:layer="layout" svg:width="6.9cm" svg:height="0.963cm" svg:x="8.8cm" svg:y="17.3cm">
          <draw:text-box>
            <text:p text:style-name="P4"><text:span text:style-name="T3">Controller</text:span></text:p>
          </draw:text-box>
        </draw:frame>
        <draw:custom-shape draw:style-name="gr8" draw:text-style-name="P7" draw:layer="layout" svg:width="2.2cm" svg:height="1cm" svg:x="9.09cm" svg:y="20.09cm">
          <text:p text:style-name="P1"><text:span text:style-name="T5">SPI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2cm" svg:height="1cm" svg:x="11.29cm" svg:y="20.09cm">
          <text:p text:style-name="P1"><text:span text:style-name="T5">I2C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2cm" svg:height="1cm" svg:x="13.49cm" svg:y="20.09cm">
          <text:p text:style-name="P1"><text:span text:style-name="T5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9:47:50.900825194</meta:creation-date>
    <dc:date>2014-12-03T15:40:34.41</dc:date>
    <meta:editing-duration>PT4H29M16S</meta:editing-duration>
    <meta:editing-cycles>4</meta:editing-cycles>
    <meta:generator>OpenOffice.org/3.4.1$Win32 OpenOffice.org_project/341m1$Build-9593</meta:generator>
    <meta:document-statistic meta:object-count="11"/>
  </office:meta>
</office:document-meta>
</file>